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searchQueryNode.setPropertyName( Name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searchQueryNode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searchQueryNode.getPropert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getReferenc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setRelativePath( Path rel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searchQueryNode.addPathElement( Path .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searchQueryNode.TextsearchQueryNode( QueryNode parent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searchQueryNode.setReferencesProperty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get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arch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